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alibri1" svg:font-family="Calibri" style:font-adornments="Bold" style:font-pitch="variable"/>
    <style:font-face style:name="Gentium Plus" svg:font-family="'Gentium Plus'" style:font-adornments="Regular" style:font-pitch="variable"/>
    <style:font-face style:name="Calibri2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Q-San-Doc-Stamp">
      <style:paragraph-properties fo:text-align="end" style:justify-single-word="false"/>
    </style:style>
    <style:style style:name="T1" style:family="text">
      <style:text-properties officeooo:rsid="002dedf8"/>
    </style:style>
    <style:style style:name="T2" style:family="text">
      <style:text-properties officeooo:rsid="002fec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Q-San-Body-Text">Carter-<text:span text:style-name="T1">Tyson.Quah-1994.08.13</text:span></text:p>
      <text:p text:style-name="DQ-San-Body-Text"/>
      <text:p text:style-name="DQ-San-Body-Text">柯敦根 Ke1 Dun1 Gen1 1994.08.13</text:p>
      <text:p text:style-name="DQ-San-Body-Text">BSc Eng 2016 Edinburgh</text:p>
      <text:p text:style-name="DQ-San-Body-Text"/>
      <text:p text:style-name="DQ-San-Body-Text">UK Passport #531931677 Exp 29 June 2025</text:p>
      <text:p text:style-name="DQ-San-Body-Text">#707310864, issued 20 Jan 2010 (exp 23 Jun 2015) Dubai. (Old:094.523.266)</text:p>
      <text:p text:style-name="DQ-San-Body-Text"/>
      <text:p text:style-name="DQ-San-Body-Text">Rebecca Clarence, Edinburgh History via Sciffy Club - broke up 2017.01?</text:p>
      <text:p text:style-name="DQ-San-Body-Text">Flat 3, 7 West Newington Place, Edinburgh EH9 1QT, UK</text:p>
      <text:p text:style-name="DQ-San-Body-Text">Engineering Department, University of Edinburgh, Edinburgh, Scotland</text:p>
      <text:p text:style-name="DQ-San-Body-Text"/>
      <text:p text:style-name="DQ-San-Body-Text">2018.12.18-CM-Singapore / +65 8110 2125</text:p>
      <text:p text:style-name="DQ-San-Body-Text"/>
      <text:p text:style-name="DQ-San-Body-Text">http://www.amazon.co.uk/registry/wishlist/2BRG1VJ7U2GZ0</text:p>
      <text:p text:style-name="DQ-San-Body-Text">http://www.amazon.co.uk/registry/wishlist/27NRND6C6XNWT Zombie preparation</text:p>
      <text:p text:style-name="DQ-San-Body-Text"/>
      <text:p text:style-name="DQ-San-Body-Text">NHS 4381697839 Dr S Benedict Fitzgerald</text:p>
      <text:p text:style-name="DQ-San-Body-Text">Tetanus (last) 1999.06.25</text:p>
      <text:p text:style-name="DQ-San-Body-Text"/>
      <text:p text:style-name="DQ-San-Body-Text">+44 7851966170 (2013.03 giffgaff)</text:p>
      <text:p text:style-name="DQ-San-Body-Text">UAE +971.55.931.4196</text:p>
      <text:p text:style-name="DQ-San-Body-Text"/>
      <text:p text:style-name="DQ-San-Body-Text">Skype c.quah, <text:s/>carter-tq@hotmail.com</text:p>
      <text:p text:style-name="DQ-San-Body-Text">Lebara +44.7901.022.664 PIN 0000 PUK 52424534</text:p>
      <text:p text:style-name="DQ-San-Body-Text">Siemens AX72. Old mobile +971.55.931.4183</text:p>
      <text:p text:style-name="DQ-San-Body-Text"/>
      <text:p text:style-name="DQ-San-Body-Text">2016.07 Edinburgh graduation 2:1</text:p>
      <text:p text:style-name="DQ-San-Body-Text"/>
      <text:p text:style-name="DQ-San-Body-Text">(2016.04.16 09:49) Investigation into the mechanism, requirements and potential of soil liquefaction. CTQ Senior Thesis</text:p>
      <text:p text:style-name="DQ-San-Body-Text"/>
      <text:p text:style-name="DQ-San-Body-Text">2014.04 car from Jim Crooks, SPCC civil engineer. <text:s/>2001</text:p>
      <text:p text:style-name="DQ-San-Body-Text"/>
      <text:p text:style-name="DQ-San-Body-Text">Edinburgh housing office Pollock Halls, 18 Hollyrood Road, Edinburgh EH16 5AY</text:p>
      <text:p text:style-name="DQ-San-Body-Text">2012.09.08 -&gt; Edinburgh</text:p>
      <text:p text:style-name="DQ-San-Body-Text">Room 1, 11/8 Beaverbank Place, Edinburgh EH7 4FB</text:p>
      <text:p text:style-name="DQ-San-Body-Text"/>
      <text:p text:style-name="DQ-San-Body-Text">IGCSE https://myresults.cie.org.uk</text:p>
      <text:p text:style-name="DQ-San-Body-Text">Username cartertq1 Password:ZRkbEIry </text:p>
      <text:p text:style-name="DQ-San-Body-Text"/>
      <text:p text:style-name="DQ-San-Body-Text">2010.08.09 +8613717546230 / +65.8313.3276 <text:s/>• Mobile</text:p>
      <text:p text:style-name="DQ-San-Body-Text"/>
      <text:p text:style-name="DQ-San-Body-Text">IGCSE https://myresults.cie.org.uk</text:p>
      <text:p text:style-name="DQ-San-Body-Text">Username cartertq1 Password:ZRkbEIry </text:p>
      <text:p text:style-name="DQ-San-Body-Text"/>
      <text:p text:style-name="DQ-San-Body-Text"><text:soft-page-break/>Verulam</text:p>
      <text:p text:style-name="DQ-San-Body-Text">Term Dates 2011/2012</text:p>
      <text:p text:style-name="DQ-San-Body-Text">Autumn Term</text:p>
      <text:p text:style-name="DQ-San-Body-Text">6th September - 16th December</text:p>
      <text:p text:style-name="DQ-San-Body-Text">Half Term: <text:s/>24th - 28th October</text:p>
      <text:p text:style-name="DQ-San-Body-Text">Occasional Day: 25th November</text:p>
      <text:p text:style-name="DQ-San-Body-Text"/>
      <text:p text:style-name="DQ-San-Body-Text">Spring Term</text:p>
      <text:p text:style-name="DQ-San-Body-Text">3rd January - Friday 30th March</text:p>
      <text:p text:style-name="DQ-San-Body-Text">Half Term: <text:s/>13th - 17th February</text:p>
      <text:p text:style-name="DQ-San-Body-Text">9th and 10th February - Inset Days</text:p>
      <text:p text:style-name="DQ-San-Body-Text"/>
      <text:p text:style-name="DQ-San-Body-Text">Summer Term</text:p>
      <text:p text:style-name="DQ-San-Body-Text">17th April - 20th July</text:p>
      <text:p text:style-name="DQ-San-Body-Text">Half Term: <text:s/>4th - 8th June</text:p>
      <text:p text:style-name="DQ-San-Body-Text"/>
      <text:p text:style-name="DQ-San-Body-Text">Term Dates 2010/2011</text:p>
      <text:p text:style-name="DQ-San-Body-Text">Autumn Term</text:p>
      <text:p text:style-name="DQ-San-Body-Text">Inset Day: 2nd September</text:p>
      <text:p text:style-name="DQ-San-Body-Text">Friday 3rd September - Friday 17th December</text:p>
      <text:p text:style-name="DQ-San-Body-Text">Half Term: 25th-29th October</text:p>
      <text:p text:style-name="DQ-San-Body-Text">Occasional Day: 26th November</text:p>
      <text:p text:style-name="DQ-San-Body-Text"/>
      <text:p text:style-name="DQ-San-Body-Text">Spring Term</text:p>
      <text:p text:style-name="DQ-San-Body-Text">Tuesday 4th January - Friday 8th April</text:p>
      <text:p text:style-name="DQ-San-Body-Text">Half Term: 21st-25th February</text:p>
      <text:p text:style-name="DQ-San-Body-Text">Inset Day: Friday 18th February</text:p>
      <text:p text:style-name="DQ-San-Body-Text"/>
      <text:p text:style-name="DQ-San-Body-Text">Summer Term</text:p>
      <text:p text:style-name="DQ-San-Body-Text">Tuesday 26th April - Friday 22nd July</text:p>
      <text:p text:style-name="DQ-San-Body-Text">Half Term: 30th May-3rd June</text:p>
      <text:p text:style-name="DQ-San-Body-Text">Inset Day: 26th April</text:p>
      <text:p text:style-name="DQ-San-Body-Text"/>
      <text:p text:style-name="DQ-San-Body-Text">Scouts 1915h-2100h Thu. Rota pickup at 1900h</text:p>
      <text:p text:style-name="DQ-San-Body-Text"/>
      <text:p text:style-name="DQ-San-Body-Text">Verulam 2005.09.05</text:p>
      <text:p text:style-name="DQ-San-Body-Text">Head Mr D Kellaway MA</text:p>
      <text:p text:style-name="DQ-San-Body-Text"/>
      <text:p text:style-name="DQ-San-Body-Text">Newberries</text:p>
      <text:p text:style-name="DQ-San-Body-Text">Head Mrs Sandra Taylor</text:p>
      <text:p text:style-name="DQ-San-Body-Text">Y6 - Ms Kay, Mrs Taylor, Ms Newton</text:p>
      <text:p text:style-name="DQ-San-Body-Text">Y5</text:p>
      <text:p text:style-name="DQ-San-Body-Text">Y4</text:p>
      <text:p text:style-name="DQ-San-Body-Text">Y3</text:p>
      <text:p text:style-name="DQ-San-Body-Text">Y2</text:p>
      <text:p text:style-name="DQ-San-Body-Text">Y1-Mrs Ollah</text:p>
      <text:p text:style-name="DQ-San-Body-Text"><text:soft-page-break/></text:p>
      <text:p text:style-name="DQ-San-Body-Text">2016 PC Specialist computer £1370; Huawei P9 Lite £199 (including graduation)</text:p>
      <text:p text:style-name="DQ-San-Body-Text">2008 Nintendo DS Lite</text:p>
      <text:p text:style-name="DQ-San-Body-Text">2007</text:p>
      <text:p text:style-name="DQ-San-Body-Text">2006 Lara Croft Legend</text:p>
      <text:p text:style-name="DQ-San-Body-Text">2005 Dubai. Cellphone</text:p>
      <text:p text:style-name="DQ-San-Body-Text">2004 US, Space camp. Colorado</text:p>
      <text:p text:style-name="DQ-San-Body-Text">2003 Penang, T3</text:p>
      <text:p text:style-name="DQ-San-Body-Text">2002 Utah</text:p>
      <text:p text:style-name="DQ-San-Body-Text">2001 Penang, fishing on boat</text:p>
      <text:p text:style-name="DQ-San-Body-Text">1995 2:30pm Primrose Hill</text:p>
      <text:p text:style-name="DQ-San-Body-Text"><text:s/>Amy (Victoria English, Bill Ellington)</text:p>
      <text:p text:style-name="DQ-San-Body-Text"><text:s/>Max (Carolyn, Tim Peara)</text:p>
      <text:p text:style-name="DQ-San-Body-Text"><text:s/>Sean (Frances, Greg Connor)</text:p>
      <text:p text:style-name="DQ-San-Body-Text">Christian and Alexander (Annette Meramo)</text:p>
      <text:p text:style-name="DQ-San-Body-Text">(Lisse, Ron Sears)</text:p>
      <text:p text:style-name="DQ-San-Body-Text">1994.08.13 - Chelsea + Westminster. Midwife: Stephanie. <text:s/>Sherlock Holmes. Breakfast</text:p>
      <text:p text:style-name="DQ-San-Body-Text"><text:s/>柯敦根 Ke1 Dun1 Gen1</text:p>
      <text:p text:style-name="DQ-San-Body-Text">1994.08.13</text:p>
      <text:p text:style-name="DQ-San-Body-Text">BSc Engineering 2016 Edinburgh</text:p>
      <text:p text:style-name="DQ-San-Body-Text">(Girlfriend Class of 2018)</text:p>
      <text:p text:style-name="DQ-San-Body-Text"/>
      <text:p text:style-name="DQ-San-Body-Text"/>
      <text:p text:style-name="DQ-San-Body-Text">(2016.04.16 09:49) Investigation into the mechanism, requirements and potential of soil liquefaction. CTQ Senior Thesis</text:p>
      <text:p text:style-name="DQ-San-Body-Text">(2016.01.15 19:00) CQ heard from Curtins Consulting Engineers http://www.curtins.com/, job offer. London office but working in Liverpool, among elsewhere </text:p>
      <text:p text:style-name="DQ-San-Body-Text">2015/16 - Flat 3, 7 West Newington Place, Edinburgh EH9 1QT, UK</text:p>
      <text:p text:style-name="DQ-San-Body-Text">2014/15 - 32 East Preston Street, Newington, Edinburgh EH8 9QD, Scotland</text:p>
      <text:p text:style-name="DQ-San-Body-Text"/>
      <text:p text:style-name="DQ-San-Body-Text">+44 7851966170 (2013.03 giffgaff)</text:p>
      <text:p text:style-name="DQ-San-Body-Text">UAE +971.55.931.4196</text:p>
      <text:p text:style-name="DQ-San-Body-Text"/>
      <text:p text:style-name="DQ-San-Body-Text">Skype c.quah, <text:s/>carter-tq@hotmail.com</text:p>
      <text:p text:style-name="DQ-San-Body-Text">Lebara +44.7901.022.664 PIN 0000 PUK 52424534</text:p>
      <text:p text:style-name="DQ-San-Body-Text">Siemens AX72. Old mobile +971.55.931.4183</text:p>
      <text:p text:style-name="DQ-San-Body-Text"/>
      <text:p text:style-name="DQ-San-Body-Text">2014.04 car from Jim Crooks, SPCC civil engineer. <text:s/>2001</text:p>
      <text:p text:style-name="DQ-San-Body-Text"/>
      <text:p text:style-name="DQ-San-Body-Text">2013/14 3F2 Room 1, 8 Montpelier Flat 3F2, Edinburgh EH10 4NA, Scotland</text:p>
      <text:p text:style-name="DQ-San-Body-Text">Edinburgh housing office Pollock Halls, 18 Hollyrood Road, Edinburgh EH16 5AY</text:p>
      <text:p text:style-name="DQ-San-Body-Text">2012.09.08 -&gt; Edinburgh</text:p>
      <text:p text:style-name="DQ-San-Body-Text">2012/13 Room 1, 11/8 Beaverbank Place, Edinburgh EH7 4FB</text:p>
      <text:p text:style-name="DQ-San-Body-Text"/>
      <text:p text:style-name="DQ-San-Body-Text">IGCSE https://myresults.cie.org.uk</text:p>
      <text:p text:style-name="DQ-San-Body-Text">Username cartertq1 Password:ZRkbEIry </text:p>
      <text:p text:style-name="DQ-San-Body-Text"><text:soft-page-break/></text:p>
      <text:p text:style-name="DQ-San-Body-Text">UK Passport. #707310864, issued 20 Jan 2010 (exp 23 Jun 2015) Dubai. (Old:094.523.266)</text:p>
      <text:p text:style-name="DQ-San-Body-Text"/>
      <text:p text:style-name="DQ-San-Body-Text">IGCSE https://myresults.cie.org.uk</text:p>
      <text:p text:style-name="DQ-San-Body-Text">Username cartertq1 Password:ZRkbEIry </text:p>
      <text:p text:style-name="DQ-San-Body-Text"/>
      <text:p text:style-name="DQ-San-Body-Text">Verulam</text:p>
      <text:p text:style-name="DQ-San-Body-Text">Term Dates 2011/2012</text:p>
      <text:p text:style-name="DQ-San-Body-Text">Autumn Term</text:p>
      <text:p text:style-name="DQ-San-Body-Text">6th September - 16th December</text:p>
      <text:p text:style-name="DQ-San-Body-Text">Half Term: <text:s/>24th - 28th October</text:p>
      <text:p text:style-name="DQ-San-Body-Text">Occasional Day: 25th November</text:p>
      <text:p text:style-name="DQ-San-Body-Text"/>
      <text:p text:style-name="DQ-San-Body-Text">Spring Term</text:p>
      <text:p text:style-name="DQ-San-Body-Text">3rd January - Friday 30th March</text:p>
      <text:p text:style-name="DQ-San-Body-Text">Half Term: <text:s/>13th - 17th February</text:p>
      <text:p text:style-name="DQ-San-Body-Text">9th and 10th February - Inset Days</text:p>
      <text:p text:style-name="DQ-San-Body-Text"/>
      <text:p text:style-name="DQ-San-Body-Text">Summer Term</text:p>
      <text:p text:style-name="DQ-San-Body-Text">17th April - 20th July</text:p>
      <text:p text:style-name="DQ-San-Body-Text">Half Term: <text:s/>4th - 8th June</text:p>
      <text:p text:style-name="DQ-San-Body-Text"/>
      <text:p text:style-name="DQ-San-Body-Text">Term Dates 2010/2011</text:p>
      <text:p text:style-name="DQ-San-Body-Text">Autumn Term</text:p>
      <text:p text:style-name="DQ-San-Body-Text">Inset Day: 2nd September</text:p>
      <text:p text:style-name="DQ-San-Body-Text">Friday 3rd September - Friday 17th December</text:p>
      <text:p text:style-name="DQ-San-Body-Text">Half Term: 25th-29th October</text:p>
      <text:p text:style-name="DQ-San-Body-Text">Occasional Day: 26th November</text:p>
      <text:p text:style-name="DQ-San-Body-Text"/>
      <text:p text:style-name="DQ-San-Body-Text">Spring Term</text:p>
      <text:p text:style-name="DQ-San-Body-Text">Tuesday 4th January - Friday 8th April</text:p>
      <text:p text:style-name="DQ-San-Body-Text">Half Term: 21st-25th February</text:p>
      <text:p text:style-name="DQ-San-Body-Text">Inset Day: Friday 18th February</text:p>
      <text:p text:style-name="DQ-San-Body-Text"/>
      <text:p text:style-name="DQ-San-Body-Text">Summer Term</text:p>
      <text:p text:style-name="DQ-San-Body-Text">Tuesday 26th April - Friday 22nd July</text:p>
      <text:p text:style-name="DQ-San-Body-Text">Half Term: 30th May-3rd June</text:p>
      <text:p text:style-name="DQ-San-Body-Text">Inset Day: 26th April</text:p>
      <text:p text:style-name="DQ-San-Body-Text"/>
      <text:p text:style-name="DQ-San-Body-Text">Scouts 1915h-2100h Thu. Rota pickup at 1900h</text:p>
      <text:p text:style-name="DQ-San-Body-Text"/>
      <text:p text:style-name="DQ-San-Body-Text">Verulam 2005.09.05</text:p>
      <text:p text:style-name="DQ-San-Body-Text">Head Mr D Kellaway MA</text:p>
      <text:p text:style-name="DQ-San-Body-Text"/>
      <text:p text:style-name="DQ-San-Body-Text">Newberries</text:p>
      <text:p text:style-name="DQ-San-Body-Text">Head Mrs Sandra Taylor</text:p>
      <text:p text:style-name="DQ-San-Body-Text"><text:soft-page-break/>Y6 - Ms Kay, Mrs Taylor, Ms Newton</text:p>
      <text:p text:style-name="DQ-San-Body-Text">Y5</text:p>
      <text:p text:style-name="DQ-San-Body-Text">Y4</text:p>
      <text:p text:style-name="DQ-San-Body-Text">Y3</text:p>
      <text:p text:style-name="DQ-San-Body-Text">Y2</text:p>
      <text:p text:style-name="DQ-San-Body-Text">Y1-Mrs Ollah</text:p>
      <text:p text:style-name="DQ-San-Body-Text"/>
      <text:p text:style-name="DQ-San-Body-Text">2014 in Edinburgh, for exams</text:p>
      <text:p text:style-name="DQ-San-Body-Text">2011 in Beijing? <text:s/>Then KL; Motorola Xoom</text:p>
      <text:p text:style-name="DQ-San-Body-Text">2008 Nintendo DS Lite</text:p>
      <text:p text:style-name="DQ-San-Body-Text">2007</text:p>
      <text:p text:style-name="DQ-San-Body-Text">2006 Lara Croft Legend</text:p>
      <text:p text:style-name="DQ-San-Body-Text">2005 Dubai. Cellphone</text:p>
      <text:p text:style-name="DQ-San-Body-Text">2004 US, Space camp. Colorado</text:p>
      <text:p text:style-name="DQ-San-Body-Text">2003 Penang, T3</text:p>
      <text:p text:style-name="DQ-San-Body-Text">2002 Utah</text:p>
      <text:p text:style-name="DQ-San-Body-Text">2001 Penang, fishing on boat</text:p>
      <text:p text:style-name="DQ-San-Body-Text">1995 2:30pm Primrose Hill</text:p>
      <text:p text:style-name="DQ-San-Body-Text"><text:s/>Amy (Victoria English, Bill Ellington)</text:p>
      <text:p text:style-name="DQ-San-Body-Text"><text:s/>Max (Carolyn, Tim Peara)</text:p>
      <text:p text:style-name="DQ-San-Body-Text"><text:s/>Sean (Frances, Greg Connor)</text:p>
      <text:p text:style-name="DQ-San-Body-Text">Christian and Alexander (Annette Meramo)</text:p>
      <text:p text:style-name="DQ-San-Body-Text">(Lisse, Ron Sears)</text:p>
      <text:p text:style-name="DQ-San-Body-Text">1994.08.13 - Chelsea + Westminster. Midwife: Stephanie. <text:s/>Sherlock Holmes. Breakfast</text:p>
      <text:p text:style-name="DQ-San-Body-Text"/>
      <text:p text:style-name="DQ-San-Body-Text">柯敦根 Ke1 Dun1 Gen1 1994.08.13</text:p>
      <text:p text:style-name="DQ-San-Body-Text">BSc Eng 2016 Edinburgh</text:p>
      <text:p text:style-name="DQ-San-Body-Text"/>
      <text:p text:style-name="DQ-San-Body-Text">UK Passport. #707310864, issued 20 Jan 2010 (exp 23 Jun 2015) Dubai. (Old:094.523.266)</text:p>
      <text:p text:style-name="DQ-San-Body-Text"/>
      <text:p text:style-name="DQ-San-Body-Text"/>
      <text:p text:style-name="DQ-San-Body-Text">Flat 3, 7 West Newington Place, Edinburgh EH9 1QT, UK</text:p>
      <text:p text:style-name="DQ-San-Body-Text">Engineering Department, University of Edinburgh, Edinburgh, Scotland</text:p>
      <text:p text:style-name="DQ-San-Body-Text"/>
      <text:p text:style-name="DQ-San-Body-Text">http://www.amazon.co.uk/registry/wishlist/2BRG1VJ7U2GZ0</text:p>
      <text:p text:style-name="DQ-San-Body-Text">http://www.amazon.co.uk/registry/wishlist/27NRND6C6XNWT Zombie preparation</text:p>
      <text:p text:style-name="DQ-San-Body-Text"/>
      <text:p text:style-name="DQ-San-Body-Text">NHS 4381697839 Dr S Benedict Fitzgerald</text:p>
      <text:p text:style-name="DQ-San-Body-Text">Tetanus (last) 1999.06.25</text:p>
      <text:p text:style-name="DQ-San-Body-Text"/>
      <text:p text:style-name="DQ-San-Body-Text"/>
      <text:p text:style-name="DQ-San-Body-Text"/>
      <text:p text:style-name="DQ-San-Body-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alibri1" svg:font-family="Calibri" style:font-adornments="Bold" style:font-pitch="variable"/>
    <style:font-face style:name="Gentium Plus" svg:font-family="'Gentium Plus'" style:font-adornments="Regular" style:font-pitch="variable"/>
    <style:font-face style:name="Calibri2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SG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SG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ibri" fo:font-family="Calibri" style:font-family-generic="swiss" fo:font-size="2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Q-San-Heading-1" style:family="paragraph" style:parent-style-name="Heading_20_1" style:next-style-name="DQ-San-Body-Text" style:default-outline-level="" style:list-style-name="">
      <style:paragraph-properties style:writing-mode="page"/>
      <style:text-properties style:font-name="Calibri2" fo:font-family="Calibri" style:font-style-name="Regular" style:font-family-generic="swiss" style:font-pitch="variable" fo:font-size="24pt" style:font-size-asian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style:font-name="Calibri1" fo:font-family="Calibri" style:font-style-name="Bold" style:font-pitch="variable" fo:font-size="130%" fo:font-weight="bold" style:font-size-asian="130%" style:font-weight-asian="bold" style:font-size-complex="130%" style:font-weight-complex="bold"/>
    </style:style>
    <style:style style:name="DQ-San-Body-Text" style:family="paragraph" style:parent-style-name="Standard">
      <style:text-properties style:font-name="Calibri2" fo:font-family="Calibri" style:font-style-name="Regular" style:font-family-generic="swiss" style:font-pitch="variable" style:font-size-asian="10.5pt"/>
    </style:style>
    <style:style style:name="DQ-San-Para-1" style:family="paragraph" style:parent-style-name="DQ-San-Body-Text">
      <style:paragraph-properties fo:margin-top="0in" fo:margin-bottom="0.1665in" loext:contextual-spacing="false"/>
      <style:text-properties style:font-size-asian="10.5pt"/>
    </style:style>
    <style:style style:name="DQ-San-Doc-Stamp" style:family="paragraph" style:parent-style-name="DQ-San-Para-1">
      <loext:graphic-properties draw:fill="solid" draw:fill-color="#ffffff"/>
      <style:paragraph-properties fo:margin-top="0in" fo:margin-bottom="0in" loext:contextual-spacing="false" fo:background-color="#ffffff" style:writing-mode="page">
        <style:tab-stops/>
      </style:paragraph-properties>
      <style:text-properties fo:color="#999999" fo:font-size="10pt" style:font-size-asian="10.5pt"/>
    </style:style>
    <style:style style:name="DQ-San-Heading-2" style:family="paragraph" style:parent-style-name="DQ-San-Heading-1">
      <style:paragraph-properties style:writing-mode="page"/>
      <style:text-properties fo:font-size="18pt" style:font-size-asian="10.5pt"/>
    </style:style>
    <style:style style:name="DQ-Items-Numbered-1" style:family="paragraph" style:parent-style-name="Numbering_20_1">
      <style:paragraph-properties fo:margin-left="0.378in" fo:margin-right="0in" fo:margin-top="0in" fo:margin-bottom="0in" loext:contextual-spacing="false" fo:line-height="100%" fo:text-indent="-0.252in" style:auto-text-indent="false" style:writing-mode="page">
        <style:tab-stops/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DQ-Ser-Body-Text" style:family="paragraph" style:parent-style-name="DQ-San-Body-Text">
      <style:paragraph-properties style:writing-mode="page"/>
      <style:text-properties style:font-name="Gentium Plus" fo:font-family="'Gentium Plus'" style:font-style-name="Regular" style:font-pitch="variable" style:font-size-asian="10.5pt"/>
    </style:style>
    <style:style style:name="DQ-Ser-Para-1" style:family="paragraph" style:parent-style-name="DQ-Ser-Body-Text">
      <style:paragraph-properties fo:margin-top="0in" fo:margin-bottom="0.1575in" loext:contextual-spacing="false" style:writing-mode="pag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Q-San-Footer-1" style:family="paragraph" style:parent-style-name="Horizontal_20_Line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DQ-San-Doc-Stamp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DQ-San-Footer-1"/>
        <text:p text:style-name="MP1"><text:page-number text:select-page="current">5</text:page-number></text:p>
      </style:footer>
      <loext:footer-first>
        <text:p text:style-name="Horizontal_20_Line"/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3:59:26.869488594</meta:creation-date>
    <dc:title>DQ-1tDefault</dc:title>
    <meta:editing-duration>PT13M33S</meta:editing-duration>
    <meta:editing-cycles>4</meta:editing-cycles>
    <meta:generator>LibreOffice/6.2.4.2$Linux_X86_64 LibreOffice_project/20$Build-2</meta:generator>
    <meta:initial-creator>Danny Quah</meta:initial-creator>
    <dc:date>2019-06-09T11:34:26.521071196</dc:date>
    <dc:creator>Danny Quah</dc:creator>
    <meta:document-statistic meta:table-count="0" meta:image-count="0" meta:object-count="0" meta:page-count="5" meta:paragraph-count="171" meta:word-count="819" meta:character-count="5571" meta:non-whitespace-character-count="4903"/>
    <meta:template xlink:type="simple" xlink:actuate="onRequest" xlink:title="DQ-1tDefault" xlink:href="file:///home/dq/0/Scene/1/db/Config/libreoffice/4/user/template/DQ-1tDefault.ott" meta:date="2019-03-09T23:59:26.458393700"/>
  </office:meta>
</office:document-meta>
</file>